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prefix=" 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3" text:style-name="WW_CharLFO1LVL3" style:num-prefix=" 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1LVL4" style:num-prefix=" 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5" text:style-name="WW_CharLFO1LVL5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text:style-name="WW_CharLFO2LVL1" style:num-prefix=" 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3" text:style-name="WW_CharLFO2LVL3" style:num-prefix=" 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2LVL4" style:num-prefix=" 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5" text:style-name="WW_CharLFO2LVL5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bottom="0.0784in"/>
    </style:style>
    <style:style style:name="T2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P3" style:parent-style-name="Standard" style:family="paragraph">
      <style:paragraph-properties fo:margin-bottom="0.0784in"/>
      <style:text-properties style:font-name="Calibri" style:font-name-complex="Calibri"/>
    </style:style>
    <style:style style:name="P4" style:parent-style-name="Standard" style:family="paragraph">
      <style:paragraph-properties fo:margin-bottom="0.0784in"/>
      <style:text-properties style:font-name="Calibri" style:font-name-complex="Calibri"/>
    </style:style>
    <style:style style:name="P5" style:parent-style-name="Standard" style:family="paragraph">
      <style:paragraph-properties fo:margin-bottom="0.0784in"/>
      <style:text-properties style:font-name="Calibri" style:font-name-complex="Calibri"/>
    </style:style>
    <style:style style:name="P6" style:parent-style-name="Standard" style:list-style-name="LFO2" style:family="paragraph">
      <style:paragraph-properties fo:margin-bottom="0.0784in"/>
    </style:style>
    <style:style style:name="T7" style:parent-style-name="Parrafo-Standard" style:family="text">
      <style:text-properties style:font-name="Calibri" style:font-name-complex="Calibri" fo:font-weight="bold" style:font-weight-asian="bold" style:font-weight-complex="bold"/>
    </style:style>
    <style:style style:name="P8" style:parent-style-name="Standard" style:list-style-name="LFO2" style:family="paragraph">
      <style:paragraph-properties fo:margin-bottom="0.0784in"/>
    </style:style>
    <style:style style:name="T9" style:parent-style-name="Fuentedepárrafopredeter." style:family="text">
      <style:text-properties style:font-name="Calibri" style:font-name-complex="Calibri"/>
    </style:style>
    <style:style style:name="T10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1" style:parent-style-name="Fuentedepárrafopredeter." style:family="text">
      <style:text-properties style:font-name="Calibri" style:font-name-complex="Calibri"/>
    </style:style>
    <style:style style:name="P12" style:parent-style-name="Standard" style:list-style-name="LFO2" style:family="paragraph">
      <style:paragraph-properties fo:margin-bottom="0.0784in"/>
      <style:text-properties style:font-name="Calibri" style:font-name-complex="Calibri"/>
    </style:style>
    <style:style style:name="P13" style:parent-style-name="Standard" style:list-style-name="LFO2" style:family="paragraph">
      <style:paragraph-properties fo:margin-bottom="0.0784in"/>
      <style:text-properties style:font-name="Calibri" style:font-name-complex="Calibri"/>
    </style:style>
    <style:style style:name="P14" style:parent-style-name="Standard" style:list-style-name="LFO2" style:family="paragraph">
      <style:paragraph-properties fo:margin-bottom="0.0784in"/>
      <style:text-properties style:font-name="Calibri" style:font-name-complex="Calibri"/>
    </style:style>
    <style:style style:name="P15" style:parent-style-name="Standard" style:list-style-name="LFO2" style:family="paragraph">
      <style:paragraph-properties fo:margin-bottom="0.0784in"/>
      <style:text-properties style:font-name="Calibri" style:font-name-complex="Calibri"/>
    </style:style>
    <style:style style:name="P16" style:parent-style-name="Standard" style:list-style-name="LFO2" style:family="paragraph">
      <style:paragraph-properties fo:margin-bottom="0.0784in"/>
      <style:text-properties style:font-name="Calibri" style:font-name-complex="Calibri"/>
    </style:style>
    <style:style style:name="P17" style:parent-style-name="Standard" style:list-style-name="LFO2" style:family="paragraph">
      <style:paragraph-properties fo:margin-bottom="0.0784in"/>
      <style:text-properties style:font-name="Calibri" style:font-name-complex="Calibri"/>
    </style:style>
    <style:style style:name="P18" style:parent-style-name="Standard" style:family="paragraph">
      <style:paragraph-properties fo:margin-bottom="0.0784in" fo:margin-left="0.5in">
        <style:tab-stops/>
      </style:paragraph-properties>
      <style:text-properties style:font-name="Calibri" style:font-name-complex="Calibri"/>
    </style:style>
    <style:style style:name="P19" style:parent-style-name="Standard" style:list-style-name="LFO2" style:family="paragraph">
      <style:paragraph-properties fo:margin-bottom="0.0784in"/>
    </style:style>
    <style:style style:name="T20" style:parent-style-name="Fuentedepárrafopredeter." style:family="text">
      <style:text-properties style:font-name="Calibri" style:font-name-complex="Calibri"/>
    </style:style>
    <style:style style:name="T21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22" style:parent-style-name="Fuentedepárrafopredeter." style:family="text">
      <style:text-properties style:font-name="Calibri" style:font-name-complex="Calibri"/>
    </style:style>
    <style:style style:name="P23" style:parent-style-name="Standard" style:list-style-name="LFO2" style:family="paragraph">
      <style:paragraph-properties fo:margin-bottom="0.0784in"/>
      <style:text-properties style:font-name="Calibri" style:font-name-complex="Calibri"/>
    </style:style>
    <style:style style:name="P24" style:parent-style-name="Standard" style:list-style-name="LFO2" style:family="paragraph">
      <style:paragraph-properties fo:margin-bottom="0.0784in"/>
      <style:text-properties style:font-name="Calibri" style:font-name-complex="Calibri"/>
    </style:style>
    <style:style style:name="P25" style:parent-style-name="Standard" style:family="paragraph">
      <style:paragraph-properties fo:margin-bottom="0.0784in" fo:margin-left="0.5in">
        <style:tab-stops/>
      </style:paragraph-properties>
      <style:text-properties style:font-name="Calibri" style:font-name-complex="Calibri"/>
    </style:style>
    <style:style style:name="P26" style:parent-style-name="Standard" style:list-style-name="LFO2" style:family="paragraph">
      <style:paragraph-properties fo:margin-bottom="0.0784in"/>
    </style:style>
    <style:style style:name="T27" style:parent-style-name="Fuentedepárrafopredeter." style:family="text">
      <style:text-properties style:font-name="Calibri" style:font-name-complex="Calibri"/>
    </style:style>
    <style:style style:name="T28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29" style:parent-style-name="Fuentedepárrafopredeter." style:family="text">
      <style:text-properties style:font-name="Calibri" style:font-name-complex="Calibri"/>
    </style:style>
    <style:style style:name="P30" style:parent-style-name="Standard" style:list-style-name="LFO2" style:family="paragraph">
      <style:paragraph-properties fo:margin-bottom="0.0784in"/>
      <style:text-properties style:font-name="Calibri" style:font-name-complex="Calibri"/>
    </style:style>
    <style:style style:name="P31" style:parent-style-name="Standard" style:list-style-name="LFO2" style:family="paragraph">
      <style:paragraph-properties fo:margin-bottom="0.0784in"/>
      <style:text-properties style:font-name="Calibri" style:font-name-complex="Calibri"/>
    </style:style>
    <style:style style:name="P32" style:parent-style-name="Standard" style:list-style-name="LFO2" style:family="paragraph">
      <style:paragraph-properties fo:margin-bottom="0.0784in"/>
      <style:text-properties style:font-name="Calibri" style:font-name-complex="Calibri"/>
    </style:style>
    <style:style style:name="P33" style:parent-style-name="Standard" style:list-style-name="LFO2" style:family="paragraph">
      <style:paragraph-properties fo:margin-bottom="0.0784in"/>
      <style:text-properties style:font-name="Calibri" style:font-name-complex="Calibri"/>
    </style:style>
    <style:style style:name="P34" style:parent-style-name="Standard" style:family="paragraph">
      <style:paragraph-properties fo:margin-bottom="0.0784in" fo:margin-left="0.5in">
        <style:tab-stops/>
      </style:paragraph-properties>
      <style:text-properties style:font-name="Calibri" style:font-name-complex="Calibri"/>
    </style:style>
    <style:style style:name="P35" style:parent-style-name="Standard" style:list-style-name="LFO2" style:family="paragraph">
      <style:paragraph-properties fo:margin-bottom="0.0784in"/>
    </style:style>
    <style:style style:name="T36" style:parent-style-name="Fuentedepárrafopredeter." style:family="text">
      <style:text-properties style:font-name="Calibri" style:font-name-complex="Calibri"/>
    </style:style>
    <style:style style:name="T37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38" style:parent-style-name="Fuentedepárrafopredeter." style:family="text">
      <style:text-properties style:font-name="Calibri" style:font-name-complex="Calibri"/>
    </style:style>
    <style:style style:name="P39" style:parent-style-name="Standard" style:list-style-name="LFO2" style:family="paragraph">
      <style:paragraph-properties fo:margin-bottom="0.0784in"/>
      <style:text-properties style:font-name="Calibri" style:font-name-complex="Calibri"/>
    </style:style>
    <style:style style:name="P40" style:parent-style-name="Standard" style:family="paragraph">
      <style:paragraph-properties fo:margin-bottom="0.0784in"/>
      <style:text-properties style:font-name="Calibri" style:font-name-complex="Calibri"/>
    </style:style>
    <style:style style:name="P41" style:parent-style-name="Standard" style:list-style-name="LFO2" style:family="paragraph">
      <style:paragraph-properties fo:margin-bottom="0.0784in"/>
    </style:style>
    <style:style style:name="T42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43" style:parent-style-name="Fuentedepárrafopredeter." style:family="text">
      <style:text-properties style:font-name="Calibri" style:font-name-complex="Calibri"/>
    </style:style>
    <style:style style:name="P44" style:parent-style-name="Standard" style:list-style-name="LFO2" style:family="paragraph">
      <style:paragraph-properties fo:margin-bottom="0.0784in"/>
    </style:style>
    <style:style style:name="T45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46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47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48" style:parent-style-name="Fuentedepárrafopredeter." style:family="text">
      <style:text-properties style:font-name="Calibri" style:font-name-complex="Calibri"/>
    </style:style>
    <style:style style:name="P49" style:parent-style-name="Standard" style:list-style-name="LFO2" style:family="paragraph">
      <style:paragraph-properties fo:margin-bottom="0.0784in"/>
    </style:style>
    <style:style style:name="T50" style:parent-style-name="Fuentedepárrafopredeter." style:family="text">
      <style:text-properties style:font-name="Calibri" style:font-name-complex="Calibri" fo:font-weight="bold" style:font-weight-asian="bold" style:font-weight-complex="bold" fo:color="#1D2125" fo:background-color="#FFFFFF"/>
    </style:style>
    <style:style style:name="T51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52" style:parent-style-name="Fuentedepárrafopredeter." style:family="text">
      <style:text-properties style:font-name="Calibri" style:font-name-complex="Calibri" fo:font-weight="bold" style:font-weight-asian="bold" style:font-weight-complex="bold" fo:color="#1D2125" fo:background-color="#FFFFFF"/>
    </style:style>
    <style:style style:name="T53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54" style:parent-style-name="Fuentedepárrafopredeter." style:family="text">
      <style:text-properties style:font-name="Calibri" style:font-name-complex="Calibri" fo:color="#1D2125" fo:background-color="#FFFFFF"/>
    </style:style>
    <style:style style:name="T55" style:parent-style-name="Fuentedepárrafopredeter." style:family="text">
      <style:text-properties style:font-name="Calibri" style:font-name-complex="Calibri" fo:color="#1D2125" fo:background-color="#FFFFFF"/>
    </style:style>
    <style:style style:name="T56" style:parent-style-name="Fuentedepárrafopredeter." style:family="text">
      <style:text-properties style:font-name="Calibri" style:font-name-complex="Calibri" fo:color="#1D2125" fo:background-color="#FFFFFF"/>
    </style:style>
    <style:style style:name="T57" style:parent-style-name="CódigoHTML" style:family="text">
      <style:text-properties style:font-name="Calibri" style:font-name-asian="SimSun" style:font-name-complex="Calibri" fo:color="#E83E8C" fo:font-size="12pt" style:font-size-asian="12pt" style:font-size-complex="12pt" fo:background-color="#FFFFFF"/>
    </style:style>
    <style:style style:name="T58" style:parent-style-name="Fuentedepárrafopredeter." style:family="text">
      <style:text-properties style:font-name="Calibri" style:font-name-complex="Calibri" fo:color="#1D2125" fo:background-color="#FFFFFF"/>
    </style:style>
    <style:style style:name="P59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60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61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62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63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64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65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66" style:parent-style-name="Párrafodelista" style:family="paragraph">
      <style:paragraph-properties fo:widows="2" fo:orphans="2" style:vertical-align="auto" fo:margin-left="0.75in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67" style:parent-style-name="Standard" style:list-style-name="LFO2" style:family="paragraph">
      <style:paragraph-properties fo:margin-bottom="0.0784in"/>
      <style:text-properties style:font-name="Calibri" style:font-name-complex="Calibri"/>
    </style:style>
    <style:style style:name="P68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69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70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71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72" style:parent-style-name="Párrafodelista" style:family="paragraph">
      <style:paragraph-properties fo:widows="2" fo:orphans="2" style:vertical-align="auto" fo:margin-left="0.75in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73" style:parent-style-name="Standard" style:list-style-name="LFO2" style:family="paragraph">
      <style:paragraph-properties fo:margin-bottom="0.0784in"/>
    </style:style>
    <style:style style:name="T74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75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76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77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78" style:parent-style-name="Fuentedepárrafopredeter." style:family="text">
      <style:text-properties style:font-name="Calibri" style:font-name-complex="Calibri"/>
    </style:style>
    <style:style style:name="T79" style:parent-style-name="CódigoHTML" style:family="text">
      <style:text-properties style:font-name="Calibri" style:font-name-asian="SimSun" style:font-name-complex="Calibri" fo:color="#E83E8C" fo:font-size="12pt" style:font-size-asian="12pt" style:font-size-complex="12pt" fo:background-color="#FFFFFF"/>
    </style:style>
    <style:style style:name="T80" style:parent-style-name="Fuentedepárrafopredeter." style:family="text">
      <style:text-properties style:font-name="Calibri" style:font-name-complex="Calibri"/>
    </style:style>
    <style:style style:name="P81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82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83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84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85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86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87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88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89" style:parent-style-name="Párrafodelista" style:family="paragraph">
      <style:paragraph-properties fo:widows="2" fo:orphans="2" style:vertical-align="auto" fo:margin-left="0.75in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90" style:parent-style-name="Standard" style:list-style-name="LFO2" style:family="paragraph">
      <style:paragraph-properties fo:margin-bottom="0.0784in"/>
    </style:style>
    <style:style style:name="T91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92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93" style:parent-style-name="Fuentedepárrafopredeter." style:family="text">
      <style:text-properties style:font-name="Calibri" style:font-name-complex="Calibri"/>
    </style:style>
    <style:style style:name="T94" style:parent-style-name="CódigoHTML" style:family="text">
      <style:text-properties style:font-name="Calibri" style:font-name-asian="SimSun" style:font-name-complex="Calibri" fo:color="#E83E8C" fo:font-size="12pt" style:font-size-asian="12pt" style:font-size-complex="12pt" fo:background-color="#FFFFFF"/>
    </style:style>
    <style:style style:name="T95" style:parent-style-name="Fuentedepárrafopredeter." style:family="text">
      <style:text-properties style:font-name="Calibri" style:font-name-complex="Calibri"/>
    </style:style>
    <style:style style:name="P96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97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98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99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00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01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02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03" style:parent-style-name="Párrafodelista" style:family="paragraph">
      <style:paragraph-properties fo:widows="2" fo:orphans="2" style:vertical-align="auto" fo:margin-left="0.75in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04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05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06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07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08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09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10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11" style:parent-style-name="Párrafodelista" style:list-style-name="LFO2" style:family="paragraph">
      <style:paragraph-properties fo:widows="2" fo:orphans="2" style:vertical-align="auto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12" style:parent-style-name="Párrafodelista" style:family="paragraph">
      <style:paragraph-properties fo:widows="2" fo:orphans="2" style:vertical-align="auto" fo:margin-left="0.75in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13" style:parent-style-name="Standard" style:list-style-name="LFO2" style:family="paragraph">
      <style:paragraph-properties fo:margin-bottom="0.0784in"/>
    </style:style>
    <style:style style:name="T114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15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116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17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118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P119" style:parent-style-name="Standard" style:list-style-name="LFO2" style:family="paragraph">
      <style:paragraph-properties fo:margin-bottom="0.0784in"/>
    </style:style>
    <style:style style:name="T120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21" style:parent-style-name="Fuentedepárrafopredeter." style:family="text">
      <style:text-properties style:font-name="Calibri" style:font-name-complex="Calibri"/>
    </style:style>
    <style:style style:name="T122" style:parent-style-name="CódigoHTML" style:family="text">
      <style:text-properties style:font-name="Calibri" style:font-name-asian="SimSun" style:font-name-complex="Calibri" fo:color="#E83E8C" fo:font-size="12pt" style:font-size-asian="12pt" style:font-size-complex="12pt" fo:background-color="#FFFFFF"/>
    </style:style>
    <style:style style:name="T123" style:parent-style-name="Fuentedepárrafopredeter." style:family="text">
      <style:text-properties style:font-name="Calibri" style:font-name-complex="Calibri"/>
    </style:style>
    <style:style style:name="T124" style:parent-style-name="CódigoHTML" style:family="text">
      <style:text-properties style:font-name="Calibri" style:font-name-asian="SimSun" style:font-name-complex="Calibri" fo:color="#E83E8C" fo:font-size="12pt" style:font-size-asian="12pt" style:font-size-complex="12pt" fo:background-color="#FFFFFF"/>
    </style:style>
    <style:style style:name="T125" style:parent-style-name="Fuentedepárrafopredeter." style:family="text">
      <style:text-properties style:font-name="Calibri" style:font-name-complex="Calibri"/>
    </style:style>
    <style:style style:name="P126" style:parent-style-name="Standard" style:list-style-name="LFO2" style:family="paragraph">
      <style:paragraph-properties fo:margin-bottom="0.0784in"/>
    </style:style>
    <style:style style:name="T127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28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129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30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131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32" style:parent-style-name="Fuentedepárrafopredeter." style:family="text">
      <style:text-properties style:font-name="Calibri" style:font-name-complex="Calibri"/>
    </style:style>
    <style:style style:name="T133" style:parent-style-name="CódigoHTML" style:family="text">
      <style:text-properties style:font-name="Calibri" style:font-name-asian="SimSun" style:font-name-complex="Calibri" fo:color="#E83E8C" fo:font-size="12pt" style:font-size-asian="12pt" style:font-size-complex="12pt" fo:background-color="#FFFFFF"/>
    </style:style>
    <style:style style:name="T134" style:parent-style-name="Fuentedepárrafopredeter." style:family="text">
      <style:text-properties style:font-name="Calibri" style:font-name-complex="Calibri"/>
    </style:style>
    <style:style style:name="T135" style:parent-style-name="CódigoHTML" style:family="text">
      <style:text-properties style:font-name="Calibri" style:font-name-asian="SimSun" style:font-name-complex="Calibri" fo:color="#E83E8C" fo:font-size="12pt" style:font-size-asian="12pt" style:font-size-complex="12pt" fo:background-color="#FFFFFF"/>
    </style:style>
    <style:style style:name="T136" style:parent-style-name="Fuentedepárrafopredeter." style:family="text">
      <style:text-properties style:font-name="Calibri" style:font-name-complex="Calibri"/>
    </style:style>
    <style:style style:name="T137" style:parent-style-name="CódigoHTML" style:family="text">
      <style:text-properties style:font-name="Calibri" style:font-name-asian="SimSun" style:font-name-complex="Calibri" fo:color="#E83E8C" fo:font-size="12pt" style:font-size-asian="12pt" style:font-size-complex="12pt" fo:background-color="#FFFFFF"/>
    </style:style>
    <style:style style:name="T138" style:parent-style-name="Fuentedepárrafopredeter." style:family="text">
      <style:text-properties style:font-name="Calibri" style:font-name-complex="Calibri"/>
    </style:style>
    <style:style style:name="P139" style:parent-style-name="Standard" style:list-style-name="LFO2" style:family="paragraph">
      <style:paragraph-properties fo:margin-bottom="0.0784in"/>
    </style:style>
    <style:style style:name="T140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41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142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43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144" style:parent-style-name="Fuentedepárrafopredeter." style:family="text">
      <style:text-properties style:font-name="Calibri" style:font-name-complex="Calibri"/>
    </style:style>
    <style:style style:name="P145" style:parent-style-name="Párrafodelista" style:family="paragraph">
      <style:paragraph-properties fo:widows="2" fo:orphans="2" style:vertical-align="auto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</office:automatic-styles>
  <office:body>
    <office:text text:use-soft-page-breaks="true">
      <text:p text:style-name="P1"><text:span text:style-name="T2">Enunciado.</text:span></text:p>
      <text:p text:style-name="P3">Realiza los siguientes ejercicios. Antes de comenzar lee con detalle el enunciado de la tarea íntegramente y consulta con tu tutor o tutora las dudas que te puedan surgir.</text:p>
      <text:p text:style-name="P4">Los ejercicios se basan en un Sistema de Información de una empresa de ventas que gestiona los comerciales y las zonas que tienen asignadas. Una zona puede estar asignada a varios comerciales. Cada zona tiene un único jefe que es el responsable de zona, pudiendo encargarse de varias zonas.</text:p>
      <text:p text:style-name="P5"/>
      <text:list text:style-name="LFO2" text:continue-numbering="true">
        <text:list-item>
          <text:p text:style-name="P6"><text:span text:style-name="T7">Crea el tipo de objetos "Personal" con los siguientes atributos:</text:span></text:p>
          <text:list text:continue-numbering="true">
            <text:list-item>
              <text:p text:style-name="P8"><text:span text:style-name="T9">Crea el tipo de objetos "</text:span><text:span text:style-name="T10">Personal</text:span><text:span text:style-name="T11">" con los siguientes atributos:</text:span></text:p>
              <text:list text:continue-numbering="true">
                <text:list-item>
                  <text:p text:style-name="P12">codigo INTEGER,</text:p>
                </text:list-item>
                <text:list-item>
                  <text:p text:style-name="P13">dni VARCHAR2(10),</text:p>
                </text:list-item>
                <text:list-item>
                  <text:p text:style-name="P14">nombre VARCHAR2(30),</text:p>
                </text:list-item>
                <text:list-item>
                  <text:p text:style-name="P15">apellidos VARCHAR2(30),</text:p>
                </text:list-item>
                <text:list-item>
                  <text:p text:style-name="P16">sexo VARCHAR2(1),</text:p>
                </text:list-item>
                <text:list-item>
                  <text:p text:style-name="P17">fecha_nac DATE</text:p>
                </text:list-item>
              </text:list>
            </text:list-item>
          </text:list>
        </text:list-item>
      </text:list>
      <text:p text:style-name="P18"/>
      <text:list text:style-name="LFO2" text:continue-numbering="true">
        <text:list-item>
          <text:list>
            <text:list-item>
              <text:p text:style-name="P19"><text:span text:style-name="T20">Crea, como tipo heredado de "Personal", el tipo de objeto "</text:span><text:span text:style-name="T21">Responsable</text:span><text:span text:style-name="T22">" con los siguientes atributos:</text:span></text:p>
              <text:list text:continue-numbering="true">
                <text:list-item>
                  <text:p text:style-name="P23">tipo <text:s/>CHAR ,</text:p>
                </text:list-item>
                <text:list-item>
                  <text:p text:style-name="P24">antiguedad INTEGER<text:s/></text:p>
                </text:list-item>
              </text:list>
            </text:list-item>
          </text:list>
        </text:list-item>
      </text:list>
      <text:p text:style-name="P25"/>
      <text:list text:style-name="LFO2" text:continue-numbering="true">
        <text:list-item>
          <text:list>
            <text:list-item>
              <text:p text:style-name="P26"><text:span text:style-name="T27">Crea el tipo de objeto "</text:span><text:span text:style-name="T28">Zonas</text:span><text:span text:style-name="T29">" con los siguientes atributos:</text:span></text:p>
              <text:list text:continue-numbering="true">
                <text:list-item>
                  <text:p text:style-name="P30">codigo INTEGER,<text:s/></text:p>
                </text:list-item>
                <text:list-item>
                  <text:p text:style-name="P31">nombre VARCHAR2(20),<text:s/></text:p>
                </text:list-item>
                <text:list-item>
                  <text:p text:style-name="P32">refRespon REF Responsable,<text:s/></text:p>
                </text:list-item>
                <text:list-item>
                  <text:p text:style-name="P33">codigoPostal CHAR(5),</text:p>
                </text:list-item>
              </text:list>
            </text:list-item>
          </text:list>
        </text:list-item>
      </text:list>
      <text:p text:style-name="P34"/>
      <text:list text:style-name="LFO2" text:continue-numbering="true">
        <text:list-item>
          <text:list>
            <text:list-item>
              <text:p text:style-name="P35"><text:span text:style-name="T36">Crea, como tipo heredado de "Personal", el tipo de objeto "</text:span><text:span text:style-name="T37">Comercial</text:span><text:span text:style-name="T38">" con los siguientes atributos:</text:span></text:p>
              <text:list text:continue-numbering="true">
                <text:list-item>
                  <text:p text:style-name="P39">zonaComercial Zonas</text:p>
                </text:list-item>
              </text:list>
            </text:list-item>
          </text:list>
        </text:list-item>
      </text:list>
      <text:p text:style-name="P40"/>
      <text:list text:style-name="LFO2" text:continue-numbering="true">
        <text:list-item>
          <text:p text:style-name="P41"><text:span text:style-name="T42">Crea un método constructor para el tipo de objetos "Responsable",</text:span><text:span text:style-name="T43"><text:s/>en el que se indiquen como parámetros el código, nombre, primer apellido, segundo apellido y tipo. Este método debe asignar al atributo apellidos los datos de primer apellido y segundo apellido que se han pasado como parámetros, uniéndolos con un espacio entre ellos.</text:span></text:p>
        </text:list-item>
        <text:list-item>
          <text:p text:style-name="P44"><text:span text:style-name="T45">Crea un método </text:span><text:span text:style-name="T46">getNombreCompleto</text:span><text:span text:style-name="T47"> para el tipo de objetos Responsable</text:span><text:span text:style-name="T48"> que permita obtener su nombre completo con el formato apellidos nombre</text:span></text:p>
        </text:list-item>
        <text:list-item>
          <text:p text:style-name="P49"><text:span text:style-name="T50">Crea un tabla</text:span><text:span text:style-name="T51"> TablaResponsables</text:span><text:span text:style-name="T52"> de objetos  </text:span><text:span text:style-name="T53">Responsable</text:span><text:span text:style-name="T54">. Inserta en dicha tabla dos</text:span><text:span text:style-name="T55"><text:s/></text:span><text:soft-page-break/><text:span text:style-name="T56">objetos </text:span><text:span text:style-name="T57">Responsable</text:span><text:span text:style-name="T58">.</text:span></text:p>
          <text:list text:continue-numbering="true">
            <text:list-item>
              <text:list>
                <text:list-item>
                  <text:p text:style-name="P59">codigo: <text:s/>5</text:p>
                </text:list-item>
                <text:list-item>
                  <text:p text:style-name="P60">nombre: ELENA</text:p>
                </text:list-item>
                <text:list-item>
                  <text:p text:style-name="P61">apellidos: <text:s/>POSTA LLANOS</text:p>
                </text:list-item>
                <text:list-item>
                  <text:p text:style-name="P62">sexo: F</text:p>
                </text:list-item>
                <text:list-item>
                  <text:p text:style-name="P63">fecha_nac: 31/03/1975</text:p>
                </text:list-item>
                <text:list-item>
                  <text:p text:style-name="P64">tipo: N</text:p>
                </text:list-item>
                <text:list-item>
                  <text:p text:style-name="P65">antiguedad: 4</text:p>
                </text:list-item>
              </text:list>
            </text:list-item>
          </text:list>
        </text:list-item>
      </text:list>
      <text:p text:style-name="P66"/>
      <text:list text:style-name="LFO2" text:continue-numbering="true">
        <text:list-item>
          <text:list>
            <text:list-item>
              <text:p text:style-name="P67">El segundo objeto "Responsable" debes crearlo usando el método constructor que has realizado anteriormente. Debes usar los siguientes datos:</text:p>
              <text:list text:continue-numbering="true">
                <text:list-item>
                  <text:p text:style-name="P68">codigo: 6</text:p>
                </text:list-item>
                <text:list-item>
                  <text:p text:style-name="P69">nombre: JAVIER</text:p>
                </text:list-item>
                <text:list-item>
                  <text:p text:style-name="P70">apellidos: JARAMILLO HERNANDEZ</text:p>
                </text:list-item>
                <text:list-item>
                  <text:p text:style-name="P71">tipo: C</text:p>
                </text:list-item>
              </text:list>
            </text:list-item>
          </text:list>
        </text:list-item>
      </text:list>
      <text:p text:style-name="P72"/>
      <text:list text:style-name="LFO2" text:continue-numbering="true">
        <text:list-item>
          <text:p text:style-name="P73"><text:span text:style-name="T74">Crea una colección<text:s/></text:span><text:span text:style-name="T75">VARRAY</text:span><text:span text:style-name="T76"><text:s/>llamada<text:s/></text:span><text:span text:style-name="T77">ListaZonas</text:span><text:span text:style-name="T78"><text:s/>en la que se puedan almacenar hasta 10 objetos Zonas. Guarda en una instancia<text:s/></text:span><text:span text:style-name="T79">listaZonas1</text:span><text:span text:style-name="T80"><text:s/>de dicha lista, dos Zonas</text:span></text:p>
          <text:list text:continue-numbering="true">
            <text:list-item>
              <text:list>
                <text:list-item>
                  <text:p text:style-name="P81">codigo: 1</text:p>
                </text:list-item>
                <text:list-item>
                  <text:p text:style-name="P82">nombre: zona 1</text:p>
                </text:list-item>
                <text:list-item>
                  <text:p text:style-name="P83">refResponsable: Referencia al responsable cuyo código es 5</text:p>
                </text:list-item>
                <text:list-item>
                  <text:p text:style-name="P84">codigo postal: 06834</text:p>
                </text:list-item>
                <text:list-item>
                  <text:p text:style-name="P85">codigo: 2</text:p>
                </text:list-item>
                <text:list-item>
                  <text:p text:style-name="P86">nombre: zona 2</text:p>
                </text:list-item>
                <text:list-item>
                  <text:p text:style-name="P87">refResponsable: Referencia al responsable cuyo DNI es 51083099F.</text:p>
                </text:list-item>
                <text:list-item>
                  <text:p text:style-name="P88">codigo postal: 28003</text:p>
                </text:list-item>
              </text:list>
            </text:list-item>
          </text:list>
        </text:list-item>
      </text:list>
      <text:p text:style-name="P89"/>
      <text:list text:style-name="LFO2" text:continue-numbering="true">
        <text:list-item>
          <text:p text:style-name="P90"><text:span text:style-name="T91">Crea una tabla<text:s/></text:span><text:span text:style-name="T92">TablaComerciales</text:span><text:span text:style-name="T93"><text:s/>de objetos<text:s/></text:span><text:span text:style-name="T94">Comercial</text:span><text:span text:style-name="T95">. Inserta en dicha tabla las siguientes filas:</text:span></text:p>
          <text:list text:continue-numbering="true">
            <text:list-item>
              <text:list>
                <text:list-item>
                  <text:p text:style-name="P96">codigo: 100</text:p>
                </text:list-item>
                <text:list-item>
                  <text:p text:style-name="P97">dni: 23401092Z</text:p>
                </text:list-item>
                <text:list-item>
                  <text:p text:style-name="P98">nombre: MARCOS</text:p>
                </text:list-item>
                <text:list-item>
                  <text:p text:style-name="P99">apellidos: SUAREZ LOPEZ</text:p>
                </text:list-item>
                <text:list-item>
                  <text:p text:style-name="P100">sexo: M</text:p>
                </text:list-item>
                <text:list-item>
                  <text:p text:style-name="P101">fecha_nac: 30/3/1990</text:p>
                </text:list-item>
                <text:list-item>
                  <text:p text:style-name="P102">zonacomercial: objeto creado anteriormente para la zona 1</text:p>
                </text:list-item>
              </text:list>
            </text:list-item>
          </text:list>
        </text:list-item>
      </text:list>
      <text:p text:style-name="P103"/>
      <text:list text:style-name="LFO2" text:continue-numbering="true">
        <text:list-item>
          <text:list>
            <text:list-item>
              <text:list>
                <text:list-item>
                  <text:p text:style-name="P104">codigo: 102</text:p>
                </text:list-item>
                <text:list-item>
                  <text:p text:style-name="P105">dni: 6932288V</text:p>
                </text:list-item>
                <text:list-item>
                  <text:p text:style-name="P106">nombre: ANASTASIA</text:p>
                </text:list-item>
                <text:list-item>
                  <text:p text:style-name="P107">apellidos: <text:s/>GOMES PEREZ</text:p>
                </text:list-item>
                <text:list-item>
                  <text:p text:style-name="P108">sexo: F</text:p>
                </text:list-item>
                <text:list-item>
                  <text:p text:style-name="P109">fecha_nac: 28/11/1984</text:p>
                </text:list-item>
                <text:list-item>
                  <text:p text:style-name="P110">zonacomercial: objeto que se encuentre en la segunda posición de "listaZonas1"<text:s/></text:p>
                </text:list-item>
                <text:list-item>
                  <text:p text:style-name="P111"><text:tab/><text:s text:c="4"/>(debe tomarse de la lista)</text:p>
                </text:list-item>
              </text:list>
            </text:list-item>
          </text:list>
        </text:list-item>
      </text:list>
      <text:p text:style-name="P112"/>
      <text:list text:style-name="LFO2" text:continue-numbering="true">
        <text:list-item>
          <text:p text:style-name="P113"><text:span text:style-name="T114">Obtener, de la tabla </text:span><text:span text:style-name="T115">TablaComerciales</text:span><text:span text:style-name="T116">, el Comercial que tiene el código 100, asignándoselo a una variable </text:span><text:span text:style-name="T117">unComercial</text:span><text:span text:style-name="T118"> </text:span></text:p>
        </text:list-item>
        <text:list-item>
          <text:p text:style-name="P119"><text:span text:style-name="T120">Modifica el código del Comercial guardado en esa variable</text:span><text:span text:style-name="T121"> </text:span><text:span text:style-name="T122">unComercial</text:span><text:span text:style-name="T123"> asignando el valor 101, y su zona debe ser la segunda que se había creado anteriormente. Inserta ese Comercial en la tabla </text:span><text:span text:style-name="T124">TablaComerciales</text:span><text:span text:style-name="T125">  </text:span></text:p>
        </text:list-item>
        <text:list-item>
          <text:p text:style-name="P126"><text:span text:style-name="T127">Crea un método </text:span><text:span text:style-name="T128">MAP ordenarZonas</text:span><text:span text:style-name="T129"> para el tipo </text:span><text:span text:style-name="T130">Zonas</text:span><text:span text:style-name="T131">.</text:span><text:span text:style-name="T132"><text:s/>Este método debe retornar el nombre completo del </text:span><text:span text:style-name="T133">Responsable</text:span><text:span text:style-name="T134"> al que hace referencia cada </text:span><text:span text:style-name="T135">zona</text:span><text:span text:style-name="T136">. Para obtener el nombre debes utilizar el método </text:span><text:span text:style-name="T137">getNombreCompleto</text:span><text:span text:style-name="T138"> que se ha creado anteriormente</text:span></text:p>
        </text:list-item>
        <text:list-item>
          <text:p text:style-name="P139"><text:span text:style-name="T140">Realiza una consulta de la tabla </text:span><text:span text:style-name="T141">TablaComerciales</text:span><text:span text:style-name="T142"> ordenada por </text:span><text:span text:style-name="T143">zonaComercial</text:span><text:span text:style-name="T144"> para comprobar el funcionamiento del método MAP.  </text:span></text:p>
        </text:list-item>
      </text:list>
      <text:p text:style-name="P1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rafo-Lista" style:display-name="Parrafo-Lista" style:family="paragraph" style:parent-style-name="Standard">
      <style:paragraph-properties fo:margin-bottom="0.0784in"/>
      <style:text-properties style:font-name="Calibri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>
      <style:text-properties fo:font-size="10pt" style:font-size-asian="10pt" style:font-size-complex="10pt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ACRONYM" style:display-name="ACRONYM" style:family="text"/>
    <style:style style:name="Parrafo-Standard" style:display-name="Parrafo-Standard" style:family="text">
      <style:text-properties style:font-name="Calibri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HTMLconformatoprevio" style:display-name="HTML con formato previo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oken" style:display-name="token" style:family="text" style:parent-style-name="Fuentedepárrafopredeter.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es" style:country-asian="ES" style:language-complex="ar" style:country-complex="SA" fo:hyphenate="true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10pt" style:font-size-asian="10pt" style:font-size-complex="10pt"/>
    </style:style>
    <style:style style:name="WW_CharLFO1LVL2" style:family="text">
      <style:text-properties style:font-name="StarSymbol" style:font-name-asian="OpenSymbol" style:font-name-complex="OpenSymbol"/>
    </style:style>
    <style:style style:name="WW_CharLFO1LVL3" style:family="text">
      <style:text-properties fo:font-size="10pt" style:font-size-asian="10pt" style:font-size-complex="10pt"/>
    </style:style>
    <style:style style:name="WW_CharLFO1LVL4" style:family="text">
      <style:text-properties fo:font-size="10pt" style:font-size-asian="10pt" style:font-size-complex="10pt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style style:name="WW_CharLFO2LVL1" style:family="text">
      <style:text-properties fo:font-size="10pt" style:font-size-asian="10pt" style:font-size-complex="10pt"/>
    </style:style>
    <style:style style:name="WW_CharLFO2LVL2" style:family="text">
      <style:text-properties style:font-name="StarSymbol"/>
    </style:style>
    <style:style style:name="WW_CharLFO2LVL3" style:family="text">
      <style:text-properties fo:font-size="10pt" style:font-size-asian="10pt" style:font-size-complex="10pt"/>
    </style:style>
    <style:style style:name="WW_CharLFO2LVL4" style:family="text">
      <style:text-properties fo:font-size="10pt" style:font-size-asian="10pt" style:font-size-complex="10pt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 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3" text:style-name="WW_CharLFO1LVL3" style:num-prefix=" 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1LVL4" style:num-prefix=" 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5" text:style-name="WW_CharLFO1LVL5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text:style-name="WW_CharLFO2LVL1" style:num-prefix=" 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3" text:style-name="WW_CharLFO2LVL3" style:num-prefix=" 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2LVL4" style:num-prefix=" 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5" text:style-name="WW_CharLFO2LVL5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Victor</meta:initial-creator>
    <dc:creator>Victor</dc:creator>
    <meta:creation-date>2023-03-28T16:15:00Z</meta:creation-date>
    <dc:date>2023-04-19T05:36:00Z</dc:date>
    <meta:template xlink:href="Normal.dotm" xlink:type="simple"/>
    <meta:editing-cycles>7</meta:editing-cycles>
    <meta:editing-duration>PT13020S</meta:editing-duration>
    <meta:document-statistic meta:page-count="3" meta:paragraph-count="7" meta:word-count="547" meta:character-count="3553" meta:row-count="25" meta:non-whitespace-character-count="3013"/>
  </office:meta>
</office:document-meta>
</file>